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ce style:name="Lohit Devanagari3" svg:font-family="'Lohit Devanagari'"/>
    <style:font-face style:name="Arial5" svg:font-family="Arial" style:font-family-generic="roman"/>
    <style:font-face style:name="Lohit Devanagari" svg:font-family="'Lohit Devanagari'" style:font-family-generic="roman"/>
    <style:font-face style:name="ARial" svg:font-family="ARial" style:font-family-generic="swiss"/>
    <style:font-face style:name="Arial1" svg:font-family="Arial" style:font-family-generic="swiss"/>
    <style:font-face style:name="Arial4" svg:font-family="Arial" style:font-adornments="Regular" style:font-family-generic="swiss"/>
    <style:font-face style:name="Courier New1" svg:font-family="'Courier New'" style:font-family-generic="modern" style:font-pitch="fixed"/>
    <style:font-face style:name="Arial3" svg:font-family="Arial" style:font-pitch="variable"/>
    <style:font-face style:name="Courier New" svg:font-family="'Courier New'" style:font-pitch="variable"/>
    <style:font-face style:name="Liberation Serif1" svg:font-family="'Liberation Serif'" style:font-pitch="variable"/>
    <style:font-face style:name="Lohit Devanagari2" svg:font-family="'Lohit Devanagari'" style:font-pitch="variable"/>
    <style:font-face style:name="WenQuanYi Zen Hei Sharp1" svg:font-family="'WenQuanYi Zen Hei Sharp'" style:font-pitch="variable"/>
    <style:font-face style:name="Courier New2" svg:font-family="'Courier New'" style:font-family-generic="modern" style:font-pitch="variable"/>
    <style:font-face style:name="Liberation Serif3" svg:font-family="'Liberation Serif'"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4.5in" table:align="margins" style:writing-mode="lr-tb"/>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29" style:family="table">
      <style:table-properties style:width="4.5in" table:align="margins" style:writing-mode="lr-tb"/>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56" style:family="table">
      <style:table-properties style:width="4.5in" table:align="margins" style:writing-mode="lr-tb"/>
    </style:style>
    <style:style style:name="Table56.A" style:family="table-column">
      <style:table-column-properties style:column-width="4.5in" style:rel-column-width="65535*"/>
    </style:style>
    <style:style style:name="Table56.A1" style:family="table-cell">
      <style:table-cell-properties fo:padding="0.0382in" fo:border="0.05pt solid #000000"/>
    </style:style>
    <style:style style:name="Table2" style:family="table">
      <style:table-properties style:width="4.5in" table:align="margins" style:writing-mode="lr-tb"/>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Courier New1" fo:font-size="10pt" style:font-size-asian="10pt" style:font-size-complex="10pt"/>
    </style:style>
    <style:style style:name="P3" style:family="paragraph" style:parent-style-name="Standard">
      <style:text-properties style:font-name="Courier New1" fo:font-size="10pt" officeooo:paragraph-rsid="0147c3e5" style:font-size-asian="10pt" style:font-size-complex="10pt"/>
    </style:style>
    <style:style style:name="P4" style:family="paragraph" style:parent-style-name="Standard">
      <style:text-properties style:font-name="Courier New1" fo:font-size="10pt" officeooo:paragraph-rsid="014840ae" style:font-size-asian="10pt" style:font-size-complex="10pt"/>
    </style:style>
    <style:style style:name="P5" style:family="paragraph" style:parent-style-name="Standard">
      <style:text-properties style:font-name="Courier New1" fo:font-size="10pt" officeooo:paragraph-rsid="0148420f" style:font-size-asian="10pt" style:font-size-complex="10pt"/>
    </style:style>
    <style:style style:name="P6" style:family="paragraph" style:parent-style-name="Standard">
      <style:text-properties style:font-name="Courier New1" fo:font-size="10pt" officeooo:paragraph-rsid="0149c40a" style:font-size-asian="10pt" style:font-size-complex="10pt"/>
    </style:style>
    <style:style style:name="P7" style:family="paragraph" style:parent-style-name="Standard">
      <style:text-properties fo:font-size="16pt" fo:font-weight="bold" style:font-size-asian="16pt" style:font-weight-asian="bold" style:font-size-complex="16pt" style:font-weight-complex="bold"/>
    </style:style>
    <style:style style:name="P8" style:family="paragraph" style:parent-style-name="Standard">
      <style:text-properties fo:font-size="10pt" fo:font-weight="bold" style:font-size-asian="8.75pt" style:font-weight-asian="bold" style:font-size-complex="10pt" style:font-weight-complex="bold"/>
    </style:style>
    <style:style style:name="P9" style:family="paragraph" style:parent-style-name="Standard">
      <style:text-properties fo:font-size="10pt" fo:font-weight="bold" officeooo:rsid="0023cc80" style:font-size-asian="8.75pt" style:font-weight-asian="bold" style:font-size-complex="10pt" style:font-weight-complex="bold"/>
    </style:style>
    <style:style style:name="P10" style:family="paragraph" style:parent-style-name="Standard">
      <style:text-properties fo:font-size="10pt" fo:font-weight="normal" style:font-size-asian="10pt" style:font-weight-asian="normal" style:font-size-complex="10pt" style:font-weight-complex="normal"/>
    </style:style>
    <style:style style:name="P11" style:family="paragraph" style:parent-style-name="Standard">
      <style:text-properties fo:font-size="10pt" fo:font-weight="normal" officeooo:paragraph-rsid="0147c3e5" style:font-size-asian="10pt" style:font-weight-asian="normal" style:font-size-complex="10pt" style:font-weight-complex="normal"/>
    </style:style>
    <style:style style:name="P12" style:family="paragraph" style:parent-style-name="Standard">
      <style:text-properties fo:font-size="10pt" fo:font-weight="normal" officeooo:rsid="014b1c13" officeooo:paragraph-rsid="014b1c13" style:font-size-asian="8.75pt" style:font-weight-asian="normal" style:font-size-complex="10pt" style:font-weight-complex="normal"/>
    </style:style>
    <style:style style:name="P13" style:family="paragraph" style:parent-style-name="Standard">
      <style:text-properties fo:font-size="14pt" fo:font-weight="bold" style:font-size-asian="14pt" style:font-weight-asian="bold" style:font-size-complex="14pt" style:font-weight-complex="bold"/>
    </style:style>
    <style:style style:name="P14" style:family="paragraph" style:parent-style-name="Standard">
      <style:text-properties officeooo:rsid="013fc508" officeooo:paragraph-rsid="013fc508"/>
    </style:style>
    <style:style style:name="P15" style:family="paragraph" style:parent-style-name="Standard">
      <style:text-properties officeooo:paragraph-rsid="0147c3e5"/>
    </style:style>
    <style:style style:name="P16" style:family="paragraph" style:parent-style-name="Standard">
      <style:text-properties fo:color="#000000" loext:opacity="100%" style:font-name="ARial" fo:font-size="10pt" fo:font-weight="normal" officeooo:rsid="0148420f" officeooo:paragraph-rsid="0148420f" style:font-size-asian="10pt" style:font-weight-asian="normal" style:font-size-complex="10pt" style:font-weight-complex="normal"/>
    </style:style>
    <style:style style:name="P17" style:family="paragraph" style:parent-style-name="Standard">
      <style:text-properties fo:color="#000000" loext:opacity="100%" style:text-outline="false" style:text-line-through-style="none" style:text-line-through-type="none" style:font-name="Arial4" fo:font-size="10pt" fo:font-style="normal" fo:text-shadow="none" style:text-underline-style="none" fo:font-weight="normal" style:font-size-asian="10pt" style:font-style-asian="normal" style:font-weight-asian="normal" style:font-size-complex="10pt" style:font-weight-complex="normal" style:text-emphasize="none"/>
    </style:style>
    <style:style style:name="P18" style:family="paragraph" style:parent-style-name="Standard">
      <style:text-properties fo:color="#000000" loext:opacity="100%" style:text-outline="false" style:text-line-through-style="none" style:text-line-through-type="none" style:font-name="Arial4" fo:font-size="10pt" fo:font-style="normal" fo:text-shadow="none" style:text-underline-style="none" fo:font-weight="normal" officeooo:paragraph-rsid="0147c3e5" style:font-size-asian="10pt" style:font-style-asian="normal" style:font-weight-asian="normal" style:font-size-complex="10pt" style:font-weight-complex="normal" style:text-emphasize="none"/>
    </style:style>
    <style:style style:name="P19" style:family="paragraph" style:parent-style-name="Standard">
      <style:text-properties fo:color="#000000" loext:opacity="100%" style:text-outline="false" style:text-line-through-style="none" style:text-line-through-type="none" style:font-name="Arial4" fo:font-size="10pt" fo:font-style="normal" fo:text-shadow="none" style:text-underline-style="none" fo:font-weight="normal" officeooo:rsid="001eea46" officeooo:paragraph-rsid="014840ae" style:font-size-asian="10pt" style:font-style-asian="normal" style:font-weight-asian="normal" style:font-size-complex="10pt" style:font-weight-complex="normal" style:text-emphasize="none"/>
    </style:style>
    <style:style style:name="P20" style:family="paragraph" style:parent-style-name="Standard">
      <style:text-properties fo:color="#000000" loext:opacity="100%" style:text-outline="false" style:text-line-through-style="none" style:text-line-through-type="none" style:font-name="Courier New1" fo:font-size="10pt" fo:font-style="normal" fo:text-shadow="none" style:text-underline-style="none" fo:font-weight="normal" style:font-size-asian="10pt" style:font-style-asian="normal" style:font-weight-asian="normal" style:font-size-complex="10pt" style:text-emphasize="none"/>
    </style:style>
    <style:style style:name="P21" style:family="paragraph" style:parent-style-name="Standard">
      <style:text-properties fo:color="#000000" loext:opacity="100%" style:text-outline="false" style:text-line-through-style="none" style:text-line-through-type="none" style:font-name="Courier New1" fo:font-size="10pt" fo:font-style="normal" fo:text-shadow="none" style:text-underline-style="none" fo:font-weight="normal" officeooo:paragraph-rsid="0147c3e5" style:font-size-asian="10pt" style:font-style-asian="normal" style:font-weight-asian="normal" style:font-size-complex="10pt" style:text-emphasize="none"/>
    </style:style>
    <style:style style:name="P22" style:family="paragraph" style:parent-style-name="Standard">
      <style:text-properties fo:color="#000000" loext:opacity="100%" style:text-outline="false" style:text-line-through-style="none" style:text-line-through-type="none" style:font-name="Courier New1" fo:font-size="10pt" fo:font-style="normal" fo:text-shadow="none" style:text-underline-style="none" fo:font-weight="normal" officeooo:paragraph-rsid="014840ae" style:font-size-asian="10pt" style:font-style-asian="normal" style:font-weight-asian="normal" style:font-size-complex="10pt" style:text-emphasize="none"/>
    </style:style>
    <style:style style:name="P23" style:family="paragraph" style:parent-style-name="Standard">
      <style:text-properties fo:color="#000000" loext:opacity="100%" style:text-outline="false" style:text-line-through-style="none" style:text-line-through-type="none" style:font-name="Courier New1" fo:font-size="10pt" fo:font-style="normal" fo:text-shadow="none" style:text-underline-style="none" fo:font-weight="normal" officeooo:paragraph-rsid="0148420f" style:font-size-asian="10pt" style:font-style-asian="normal" style:font-weight-asian="normal" style:font-size-complex="10pt" style:text-emphasize="none"/>
    </style:style>
    <style:style style:name="P24" style:family="paragraph" style:parent-style-name="Standard">
      <style:text-properties fo:color="#000000" loext:opacity="100%" style:text-outline="false" style:text-line-through-style="none" style:text-line-through-type="none" style:font-name="Courier New1" fo:font-size="10pt" fo:font-style="normal" fo:text-shadow="none" style:text-underline-style="none" fo:font-weight="normal" officeooo:paragraph-rsid="0149c40a" style:font-size-asian="10pt" style:font-style-asian="normal" style:font-weight-asian="normal" style:font-size-complex="10pt" style:text-emphasize="none"/>
    </style:style>
    <style:style style:name="P25" style:family="paragraph" style:parent-style-name="Standard">
      <style:text-properties fo:color="#000000" loext:opacity="100%" style:text-outline="false" style:text-line-through-style="none" style:text-line-through-type="none" style:font-name="Courier New1" fo:font-size="10pt" fo:font-style="normal" fo:text-shadow="none" style:text-underline-style="none" fo:font-weight="bold" style:font-size-asian="10pt" style:font-style-asian="normal" style:font-weight-asian="bold" style:font-size-complex="10pt" style:text-emphasize="none"/>
    </style:style>
    <style:style style:name="P26" style:family="paragraph" style:parent-style-name="Standard">
      <style:text-properties officeooo:paragraph-rsid="014840ae"/>
    </style:style>
    <style:style style:name="P27" style:family="paragraph" style:parent-style-name="Standard">
      <style:text-properties style:use-window-font-color="true" loext:opacity="0%" style:text-outline="false" style:text-line-through-style="none" style:text-line-through-type="none" style:font-name="Arial4" fo:font-size="14pt" fo:font-style="normal" fo:text-shadow="none" style:text-underline-style="none" fo:font-weight="bold" officeooo:paragraph-rsid="0147c3e5" style:font-size-asian="14pt" style:font-style-asian="normal" style:font-weight-asian="bold" style:font-size-complex="14pt" style:font-style-complex="normal" style:font-weight-complex="bold" style:text-emphasize="none"/>
    </style:style>
    <style:style style:name="P28" style:family="paragraph" style:parent-style-name="Standard">
      <style:text-properties style:use-window-font-color="true" loext:opacity="0%" style:text-outline="false" style:text-line-through-style="none" style:text-line-through-type="none" style:font-name="Courier New1" fo:font-size="10pt" fo:font-style="normal" fo:text-shadow="none" style:text-underline-style="none" fo:font-weight="bold" style:font-size-asian="8.75pt" style:font-style-asian="normal" style:font-weight-asian="bold" style:font-size-complex="10pt" style:text-emphasize="none"/>
    </style:style>
    <style:style style:name="P29" style:family="paragraph" style:parent-style-name="Standard">
      <style:text-properties style:use-window-font-color="true" loext:opacity="0%" style:text-outline="false" style:text-line-through-style="none" style:text-line-through-type="none" style:font-name="Courier New1" fo:font-size="10pt" fo:font-style="normal" fo:text-shadow="none" style:text-underline-style="none" fo:font-weight="bold" officeooo:paragraph-rsid="014b1c13" style:font-size-asian="10pt" style:font-style-asian="normal" style:font-weight-asian="bold" style:font-size-complex="10pt" style:text-emphasize="none"/>
    </style:style>
    <style:style style:name="P30" style:family="paragraph" style:parent-style-name="Standard">
      <style:text-properties style:text-outline="false" style:text-line-through-style="none" style:text-line-through-type="none" style:font-name="Arial4" fo:font-size="10pt" fo:font-style="normal" fo:text-shadow="none" style:text-underline-style="none" fo:font-weight="normal" style:font-size-asian="10pt" style:font-style-asian="normal" style:font-weight-asian="normal" style:font-size-complex="10pt" style:font-weight-complex="normal" style:text-emphasize="none"/>
    </style:style>
    <style:style style:name="P31" style:family="paragraph" style:parent-style-name="Standard">
      <style:text-properties fo:font-weight="bold" style:font-weight-asian="bold" style:font-weight-complex="bold"/>
    </style:style>
    <style:style style:name="P32" style:family="paragraph" style:parent-style-name="Standard">
      <style:text-properties fo:font-weight="bold" officeooo:rsid="014f3e41" officeooo:paragraph-rsid="014f3e41" style:font-weight-asian="bold" style:font-weight-complex="bold"/>
    </style:style>
    <style:style style:name="P33" style:family="paragraph" style:parent-style-name="Standard">
      <style:text-properties fo:font-weight="bold" officeooo:rsid="014f9027" officeooo:paragraph-rsid="014f9027" style:font-weight-asian="bold" style:font-weight-complex="bold"/>
    </style:style>
    <style:style style:name="P34" style:family="paragraph" style:parent-style-name="Standard">
      <style:text-properties style:font-name="Arial2" fo:font-size="16pt" fo:font-style="normal" fo:font-weight="bold" officeooo:rsid="002a8c9d" officeooo:paragraph-rsid="002a8c9d" style:font-size-asian="16pt" style:font-style-asian="normal" style:font-weight-asian="bold" style:font-size-complex="16pt" style:font-style-complex="normal" style:font-weight-complex="bold"/>
    </style:style>
    <style:style style:name="P35" style:family="paragraph" style:parent-style-name="Standard">
      <style:text-properties style:font-name="Arial2" fo:font-size="10pt" fo:font-style="normal" fo:font-weight="normal" officeooo:rsid="014f9027" officeooo:paragraph-rsid="014f9027" style:font-size-asian="10pt" style:font-style-asian="normal" style:font-weight-asian="normal" style:font-size-complex="10pt" style:font-style-complex="normal" style:font-weight-complex="normal"/>
    </style:style>
    <style:style style:name="P36" style:family="paragraph" style:parent-style-name="Standard">
      <style:text-properties fo:font-weight="normal" officeooo:rsid="014ea8ff" style:font-weight-asian="normal" style:font-weight-complex="normal"/>
    </style:style>
    <style:style style:name="P37" style:family="paragraph" style:parent-style-name="Standard">
      <style:text-properties fo:font-weight="normal" officeooo:rsid="014f3e41" officeooo:paragraph-rsid="014f3e41" style:font-weight-asian="normal" style:font-weight-complex="normal"/>
    </style:style>
    <style:style style:name="P38" style:family="paragraph" style:parent-style-name="Standard">
      <style:paragraph-properties fo:break-before="page"/>
      <style:text-properties fo:font-size="16pt" fo:font-weight="bold" officeooo:rsid="0147c3e5" officeooo:paragraph-rsid="0147c3e5" style:font-size-asian="16pt" style:font-weight-asian="bold" style:font-size-complex="16pt" style:font-weight-complex="bold"/>
    </style:style>
    <style:style style:name="P39" style:family="paragraph" style:parent-style-name="Standard">
      <style:paragraph-properties fo:break-before="page"/>
      <style:text-properties fo:font-size="16pt" fo:font-weight="bold" officeooo:rsid="0147c3e5" officeooo:paragraph-rsid="014840ae" style:font-size-asian="16pt" style:font-weight-asian="bold" style:font-size-complex="16pt" style:font-weight-complex="bold"/>
    </style:style>
    <style:style style:name="P40" style:family="paragraph" style:parent-style-name="Title1_7e_LT_7e_Titel">
      <style:text-properties fo:color="#000000" loext:opacity="100%" style:font-name="ARial" fo:font-size="10pt" fo:font-weight="normal" officeooo:rsid="001eea46" officeooo:paragraph-rsid="001eea46" style:font-size-asian="8.75pt" style:font-weight-asian="normal" style:font-size-complex="10pt" style:font-weight-complex="normal"/>
    </style:style>
    <style:style style:name="P41" style:family="paragraph" style:parent-style-name="Title1_7e_LT_7e_Titel">
      <style:text-properties fo:color="#000000" loext:opacity="100%" style:font-name="ARial" fo:font-size="10pt" fo:font-weight="bold" officeooo:rsid="001eea46" officeooo:paragraph-rsid="0147c3e5" style:font-size-asian="8.75pt" style:font-weight-asian="bold" style:font-size-complex="10pt" style:font-weight-complex="bold"/>
    </style:style>
    <style:style style:name="P42" style:family="paragraph" style:parent-style-name="Standard" style:list-style-name="L1">
      <style:text-properties officeooo:rsid="0147c3e5" officeooo:paragraph-rsid="0147c3e5"/>
    </style:style>
    <style:style style:name="P43" style:family="paragraph" style:parent-style-name="Standard">
      <style:paragraph-properties>
        <style:tab-stops>
          <style:tab-stop style:position="3.1252in"/>
        </style:tab-stops>
      </style:paragraph-properties>
      <style:text-properties style:use-window-font-color="true" loext:opacity="0%" style:text-outline="false" style:text-line-through-style="none" style:text-line-through-type="none" style:font-name="Courier New1" fo:font-size="10pt" fo:font-style="normal" fo:text-shadow="none" style:text-underline-style="none" fo:font-weight="bold" officeooo:paragraph-rsid="014b1c13" style:font-size-asian="10pt" style:font-style-asian="normal" style:font-weight-asian="bold" style:font-size-complex="10pt" style:text-emphasize="none"/>
    </style:style>
    <style:style style:name="P44" style:family="paragraph" style:parent-style-name="Standard" style:list-style-name="L1">
      <style:text-properties officeooo:rsid="0155b238" officeooo:paragraph-rsid="0155b238"/>
    </style:style>
    <style:style style:name="P45" style:family="paragraph">
      <loext:graphic-properties draw:fill="none" draw:fill-color="#ffffff"/>
      <style:paragraph-properties fo:margin-left="0in" fo:margin-right="0in" fo:margin-top="0in" fo:margin-bottom="0in" fo:line-height="100%" fo:text-align="center" fo:text-indent="0in" style:punctuation-wrap="simple" style:line-break="normal"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text-position="0% 100%" style:font-name="Arial3" fo:font-size="24pt" fo:font-style="normal" fo:text-shadow="none" style:text-underline-style="none" fo:font-weight="normal" style:font-name-asian="Arial3" style:font-size-asian="18pt" style:font-style-asian="normal" style:font-weight-asian="normal" style:font-name-complex="Arial3" style:font-size-complex="18pt" style:font-style-complex="normal" style:font-weight-complex="normal" style:text-emphasize="none" style:font-relief="none"/>
    </style:style>
    <style:style style:name="P46" style:family="paragraph">
      <loext:graphic-properties draw:fill="none" draw:fill-color="#009999"/>
      <style:paragraph-properties fo:margin-left="0in" fo:margin-right="0in" fo:margin-top="0in" fo:margin-bottom="0in" fo:line-height="100%" fo:text-align="start" fo:text-indent="0in" style:punctuation-wrap="simple" style:line-break="normal"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text-position="0% 100%" style:font-name="Arial3" fo:font-size="18pt" fo:font-style="normal" fo:text-shadow="none" style:text-underline-style="none" fo:font-weight="normal" style:font-name-asian="Arial3" style:font-size-asian="18pt" style:font-style-asian="normal" style:font-weight-asian="normal" style:font-name-complex="Arial3" style:font-size-complex="18pt" style:font-style-complex="normal" style:font-weight-complex="normal" style:text-emphasize="none" style:font-relief="none"/>
    </style:style>
    <style:style style:name="P47" style:family="paragraph">
      <style:paragraph-properties fo:margin-left="0in" fo:margin-right="0in" fo:margin-top="0in" fo:margin-bottom="0in" fo:line-height="100%" fo:text-align="start" fo:text-indent="0in" style:punctuation-wrap="simple" style:line-break="normal" style:writing-mode="lr-tb">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style>
    <style:style style:name="P48" style:family="paragraph">
      <loext:graphic-properties draw:fill="solid" draw:fill-color="#ffffff"/>
      <style:paragraph-properties fo:margin-left="0in" fo:margin-right="0in" fo:margin-top="0in" fo:margin-bottom="0in" fo:line-height="100%" fo:text-align="start" fo:text-indent="0in" style:punctuation-wrap="simple" style:line-break="normal" style:writing-mode="lr-tb" style:font-independent-line-spacing="true">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1" fo:font-size="14pt" fo:font-style="normal" fo:text-shadow="none" style:text-underline-style="none" fo:font-weight="normal" style:font-name-asian="Arial3" style:font-size-asian="14pt" style:font-style-asian="normal" style:font-weight-asian="normal" style:font-name-complex="Arial3" style:font-size-complex="14pt" style:font-style-complex="normal" style:font-weight-complex="normal" style:text-emphasize="none" style:font-relief="none"/>
    </style:style>
    <style:style style:name="P49" style:family="paragraph">
      <loext:graphic-properties draw:fill="solid" draw:fill-color="#ffffff"/>
      <style:paragraph-properties fo:margin-left="0in" fo:margin-right="0in" fo:margin-top="0in" fo:margin-bottom="0in" fo:line-height="100%" fo:text-align="start" fo:text-indent="0in" style:punctuation-wrap="simple" style:line-break="normal" style:writing-mode="lr-tb" style:font-independent-line-spacing="true">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3" fo:font-size="14pt" fo:font-style="normal" fo:text-shadow="none" style:text-underline-style="none" fo:font-weight="normal" style:font-name-asian="Arial3" style:font-size-asian="14pt" style:font-style-asian="normal" style:font-weight-asian="normal" style:font-name-complex="Arial3" style:font-size-complex="14pt" style:font-style-complex="normal" style:font-weight-complex="normal" style:text-emphasize="none" style:font-relief="none"/>
    </style:style>
    <style:style style:name="P50" style:family="paragraph">
      <loext:graphic-properties draw:fill="solid" draw:fill-color="#ff3333"/>
      <style:paragraph-properties fo:text-align="center"/>
    </style:style>
    <style:style style:name="P51" style:family="paragraph">
      <style:paragraph-properties fo:margin-left="0in" fo:margin-right="0in" fo:margin-top="0in" fo:margin-bottom="0in" fo:line-height="100%" fo:text-align="start" fo:text-indent="0in" style:punctuation-wrap="simple" style:line-break="normal" style:writing-mode="lr-tb">
        <style:tab-stops>
          <style:tab-stop style:position="0in"/>
          <style:tab-stop style:position="0.1823in"/>
          <style:tab-stop style:position="0.3646in"/>
          <style:tab-stop style:position="0.5465in"/>
          <style:tab-stop style:position="0.7291in"/>
          <style:tab-stop style:position="0.911in"/>
          <style:tab-stop style:position="1.0933in"/>
          <style:tab-stop style:position="1.2756in"/>
          <style:tab-stop style:position="1.4579in"/>
          <style:tab-stop style:position="1.6398in"/>
          <style:tab-stop style:position="1.822in"/>
          <style:tab-stop style:position="2.0043in"/>
        </style:tab-stops>
      </style:paragraph-properties>
    </style:style>
    <style:style style:name="P52" style:family="paragraph">
      <loext:graphic-properties draw:fill="solid" draw:fill-color="#ffffff"/>
      <style:paragraph-properties fo:margin-left="0in" fo:margin-right="0in" fo:margin-top="0in" fo:margin-bottom="0in" fo:line-height="100%" fo:text-align="start" fo:text-indent="0in" style:punctuation-wrap="simple" style:line-break="normal" style:writing-mode="lr-tb" style:font-independent-line-spacing="true">
        <style:tab-stops>
          <style:tab-stop style:position="0in"/>
          <style:tab-stop style:position="0.1823in"/>
          <style:tab-stop style:position="0.3646in"/>
          <style:tab-stop style:position="0.5465in"/>
          <style:tab-stop style:position="0.7291in"/>
          <style:tab-stop style:position="0.911in"/>
          <style:tab-stop style:position="1.0933in"/>
          <style:tab-stop style:position="1.2756in"/>
          <style:tab-stop style:position="1.4579in"/>
          <style:tab-stop style:position="1.6398in"/>
          <style:tab-stop style:position="1.822in"/>
          <style:tab-stop style:position="2.0043in"/>
        </style:tab-stops>
      </style:paragraph-properties>
      <style:text-properties fo:color="#000000" loext:opacity="100%" style:text-outline="false" style:text-line-through-style="none" style:text-line-through-type="none" style:text-position="0% 100%" style:font-name="Arial1" fo:font-size="14pt" fo:font-style="normal" fo:text-shadow="none" style:text-underline-style="none" fo:font-weight="normal" style:font-name-asian="Arial3" style:font-size-asian="14pt" style:font-style-asian="normal" style:font-weight-asian="normal" style:font-name-complex="Arial3" style:font-size-complex="14pt" style:font-style-complex="normal" style:font-weight-complex="normal" style:text-emphasize="none" style:font-relief="none"/>
    </style:style>
    <style:style style:name="T1" style:family="text">
      <style:text-properties officeooo:rsid="0147c3e5"/>
    </style:style>
    <style:style style:name="T2" style:family="text">
      <style:text-properties officeooo:rsid="013d4191"/>
    </style:style>
    <style:style style:name="T3" style:family="text">
      <style:text-properties fo:color="#000000" loext:opacity="100%" style:text-outline="false" style:text-line-through-style="none" style:text-line-through-type="none" style:font-name="Arial4" fo:font-style="normal" fo:text-shadow="none" style:text-underline-style="none" style:font-style-asian="normal" style:text-emphasize="none"/>
    </style:style>
    <style:style style:name="T4" style:family="text">
      <style:text-properties fo:color="#000000" loext:opacity="100%" style:text-outline="false" style:text-line-through-style="none" style:text-line-through-type="none" style:font-name="Arial4" fo:font-style="normal" fo:text-shadow="none" style:text-underline-style="none" officeooo:rsid="0147c3e5" style:font-style-asian="normal" style:text-emphasize="none"/>
    </style:style>
    <style:style style:name="T5" style:family="text">
      <style:text-properties fo:color="#000000" loext:opacity="100%" style:text-outline="false" style:text-line-through-style="none" style:text-line-through-type="none" style:font-name="Arial4" fo:font-style="normal" fo:text-shadow="none" style:text-underline-style="none" officeooo:rsid="014840ae" style:font-style-asian="normal" style:text-emphasize="none"/>
    </style:style>
    <style:style style:name="T6" style:family="text">
      <style:text-properties fo:color="#000000" loext:opacity="100%" style:text-outline="false" style:text-line-through-style="none" style:text-line-through-type="none" style:font-name="Arial4" fo:font-size="10pt" fo:font-style="normal" fo:text-shadow="none" style:text-underline-style="none" fo:font-weight="normal" style:font-size-asian="10pt" style:font-style-asian="normal" style:font-weight-asian="normal" style:font-size-complex="10pt" style:font-weight-complex="normal" style:text-emphasize="none"/>
    </style:style>
    <style:style style:name="T7" style:family="text">
      <style:text-properties fo:color="#000000" loext:opacity="100%" style:text-outline="false" style:text-line-through-style="none" style:text-line-through-type="none" style:font-name="Arial4" fo:font-size="16pt" fo:font-style="normal" fo:text-shadow="none" style:text-underline-style="none" fo:font-weight="bold" style:font-size-asian="16pt" style:font-style-asian="normal" style:font-weight-asian="bold" style:font-size-complex="16pt" style:font-weight-complex="bold" style:text-emphasize="none"/>
    </style:style>
    <style:style style:name="T8" style:family="text">
      <style:text-properties fo:color="#000000" loext:opacity="100%" style:text-outline="false" style:text-line-through-style="none" style:text-line-through-type="none" fo:font-style="normal" fo:text-shadow="none" style:text-underline-style="none" fo:font-weight="normal" style:font-style-asian="normal" style:font-weight-asian="normal" style:text-emphasize="none"/>
    </style:style>
    <style:style style:name="T9" style:family="text">
      <style:text-properties fo:color="#000000" loext:opacity="100%" style:text-outline="false" style:text-line-through-style="none" style:text-line-through-type="none" fo:font-style="normal" fo:text-shadow="none" style:text-underline-style="none" fo:font-weight="normal" officeooo:rsid="0147c3e5" style:font-style-asian="normal" style:font-weight-asian="normal" style:text-emphasize="none"/>
    </style:style>
    <style:style style:name="T10" style:family="text">
      <style:text-properties fo:color="#000000" loext:opacity="100%" style:text-outline="false" style:text-line-through-style="none" style:text-line-through-type="none" fo:font-style="normal" fo:text-shadow="none" style:text-underline-style="none" fo:font-weight="normal" officeooo:rsid="014840ae" style:font-style-asian="normal" style:font-weight-asian="normal" style:text-emphasize="none"/>
    </style:style>
    <style:style style:name="T11" style:family="text">
      <style:text-properties fo:color="#000000" loext:opacity="100%" style:text-outline="false" style:text-line-through-style="none" style:text-line-through-type="none" fo:font-style="normal" fo:text-shadow="none" style:text-underline-style="none" fo:font-weight="normal" officeooo:rsid="0148420f" style:font-style-asian="normal" style:font-weight-asian="normal" style:text-emphasize="none"/>
    </style:style>
    <style:style style:name="T12" style:family="text">
      <style:text-properties fo:color="#000000" loext:opacity="100%" style:text-outline="false" style:text-line-through-style="none" style:text-line-through-type="none" fo:font-style="normal" fo:text-shadow="none" style:text-underline-style="none" fo:font-weight="normal" officeooo:rsid="0149c40a" style:font-style-asian="normal" style:font-weight-asian="normal" style:text-emphasize="none"/>
    </style:style>
    <style:style style:name="T13" style:family="text">
      <style:text-properties fo:color="#000000" loext:opacity="100%" style:text-outline="false" style:text-line-through-style="none" style:text-line-through-type="none" fo:font-style="normal" fo:text-shadow="none" style:text-underline-style="none" fo:font-weight="bold" style:font-style-asian="normal" style:font-weight-asian="bold" style:text-emphasize="none"/>
    </style:style>
    <style:style style:name="T14" style:family="text">
      <style:text-properties style:use-window-font-color="true" loext:opacity="0%" style:text-outline="false" style:text-line-through-style="none" style:text-line-through-type="none" style:font-name="Arial4" fo:font-size="14pt" fo:font-style="normal" fo:text-shadow="none" style:text-underline-style="none" fo:font-weight="bold" style:font-size-asian="14pt" style:font-style-asian="normal" style:font-weight-asian="bold" style:font-size-complex="14pt" style:font-style-complex="normal" style:font-weight-complex="bold" style:text-emphasize="none"/>
    </style:style>
    <style:style style:name="T15" style:family="text">
      <style:text-properties style:use-window-font-color="true" loext:opacity="0%" style:text-outline="false" style:text-line-through-style="none" style:text-line-through-type="none" style:font-name="Arial4" fo:font-size="10pt" fo:font-style="normal" fo:text-shadow="none" style:text-underline-style="none" fo:font-weight="normal" officeooo:rsid="0147c3e5" style:font-size-asian="10pt" style:font-style-asian="normal" style:font-weight-asian="normal" style:font-size-complex="10pt" style:font-style-complex="normal" style:font-weight-complex="normal" style:text-emphasize="none"/>
    </style:style>
    <style:style style:name="T16" style:family="text">
      <style:text-properties style:use-window-font-color="true" loext:opacity="0%" style:text-outline="false" style:text-line-through-style="none" style:text-line-through-type="none" fo:font-size="14pt" fo:font-style="normal" fo:text-shadow="none" style:text-underline-style="none" fo:font-weight="bold" style:font-size-asian="14pt" style:font-style-asian="normal" style:font-weight-asian="bold" style:font-size-complex="14pt" style:text-emphasize="none"/>
    </style:style>
    <style:style style:name="T17" style:family="text">
      <style:text-properties style:text-outline="false" style:text-line-through-style="none" style:text-line-through-type="none" style:font-name="Arial4" fo:font-style="normal" fo:text-shadow="none" style:text-underline-style="none" style:font-style-asian="normal" style:text-emphasize="none"/>
    </style:style>
    <style:style style:name="T18" style:family="text">
      <style:text-properties style:text-outline="false" style:text-line-through-style="none" style:text-line-through-type="none" style:font-name="Arial4" fo:font-style="normal" fo:text-shadow="none" style:text-underline-style="none" officeooo:rsid="0147c3e5" style:font-style-asian="normal" style:text-emphasize="none"/>
    </style:style>
    <style:style style:name="T19" style:family="text">
      <style:text-properties style:text-outline="false" style:text-line-through-style="none" style:text-line-through-type="none" style:font-name="Arial4" fo:font-style="normal" fo:text-shadow="none" style:text-underline-style="none" officeooo:rsid="014840ae" style:font-style-asian="normal" style:text-emphasize="none"/>
    </style:style>
    <style:style style:name="T20" style:family="text">
      <style:text-properties officeooo:rsid="0149c40a"/>
    </style:style>
    <style:style style:name="T21" style:family="text">
      <style:text-properties fo:font-weight="normal" style:font-weight-asian="normal" style:font-weight-complex="normal"/>
    </style:style>
    <style:style style:name="T22" style:family="text">
      <style:text-properties fo:font-weight="normal" officeooo:rsid="014ea8ff" style:font-weight-asian="normal" style:font-weight-complex="normal"/>
    </style:style>
    <style:style style:name="T23" style:family="text">
      <style:text-properties fo:font-weight="normal" officeooo:rsid="0155b238" style:font-weight-asian="normal" style:font-weight-complex="normal"/>
    </style:style>
    <style:style style:name="T24" style:family="text">
      <style:text-properties style:font-name="Courier New1" fo:font-weight="normal" style:font-weight-asian="normal" style:font-weight-complex="normal"/>
    </style:style>
    <style:style style:name="T25" style:family="text">
      <style:text-properties style:font-name="Courier New1" fo:font-weight="normal" officeooo:rsid="014ea8ff" style:font-weight-asian="normal" style:font-weight-complex="normal"/>
    </style:style>
    <style:style style:name="T26" style:family="text">
      <style:text-properties fo:font-size="16pt" style:font-size-asian="16pt" style:font-size-complex="16pt"/>
    </style:style>
    <style:style style:name="T27" style:family="text">
      <style:text-properties fo:font-size="16pt" fo:font-weight="bold" style:font-size-asian="16pt" style:font-weight-asian="bold" style:font-size-complex="16pt" style:font-weight-complex="bold"/>
    </style:style>
    <style:style style:name="T28" style:family="text">
      <style:text-properties officeooo:rsid="0151e44d"/>
    </style:style>
    <style:style style:name="T29" style:family="text">
      <style:text-properties officeooo:rsid="01523164"/>
    </style:style>
    <style:style style:name="T30" style:family="text">
      <style:text-properties officeooo:rsid="0155b238"/>
    </style:style>
    <style:style style:name="T31" style:family="text">
      <style:text-properties fo:color="#000000" loext:opacity="100%" style:text-outline="false" style:text-line-through-style="none" style:text-line-through-type="none" style:text-position="0% 100%" style:font-name="Arial1" fo:font-size="14pt" fo:language="en" fo:country="US" fo:font-style="normal" fo:text-shadow="none" style:text-underline-style="none" fo:font-weight="normal" style:font-name-asian="Arial3" style:font-size-asian="14pt" style:font-style-asian="normal" style:font-weight-asian="normal" style:font-name-complex="Arial3" style:font-size-complex="14pt" style:font-style-complex="normal" style:font-weight-complex="normal" style:text-emphasize="none" style:font-relief="none"/>
    </style:style>
    <style:style style:name="T32" style:family="text">
      <style:text-properties style:font-name="Arial1" fo:font-size="14pt" fo:language="en" fo:country="US" fo:font-weight="bold" style:font-size-asian="14pt" style:font-weight-asian="bold" style:font-size-complex="14pt" style:font-weight-complex="bold"/>
    </style:style>
    <style:style style:name="T33" style:family="text">
      <style:text-properties fo:color="#000000" loext:opacity="100%" style:text-outline="false" style:text-line-through-style="none" style:text-line-through-type="none" style:text-position="0% 100%" style:font-name="Courier New1" fo:font-size="14pt" fo:language="en" fo:country="US" fo:font-style="normal" fo:text-shadow="none" style:text-underline-style="none" fo:font-weight="normal" style:font-name-asian="Arial3" style:font-size-asian="14pt" style:font-style-asian="normal" style:font-weight-asian="normal" style:font-name-complex="Arial3" style:font-size-complex="14pt" style:font-style-complex="normal" style:font-weight-complex="normal" style:text-emphasize="none" style:font-relief="none"/>
    </style:style>
    <style:style style:name="T34" style:family="text">
      <style:text-properties fo:color="#000000" loext:opacity="100%" style:text-outline="false" style:text-line-through-style="none" style:text-line-through-type="none" style:text-position="0% 100%" style:font-name="Arial1" fo:font-size="14pt" fo:language="en" fo:country="US" fo:font-style="normal" fo:text-shadow="none" style:text-underline-style="none" fo:font-weight="bold" style:font-name-asian="Arial3" style:font-size-asian="14pt" style:font-style-asian="normal" style:font-weight-asian="bold" style:font-name-complex="Arial3" style:font-size-complex="14pt" style:font-style-complex="normal" style:font-weight-complex="bold" style:text-emphasize="none" style:font-relief="none"/>
    </style:style>
    <style:style style:name="T35" style:family="text">
      <style:text-properties fo:color="#000000" loext:opacity="100%" style:text-outline="false" style:text-line-through-style="none" style:text-line-through-type="none" style:text-position="0% 100%" style:font-name="Arial" fo:font-size="14pt" fo:font-style="normal" fo:text-shadow="none" style:text-underline-style="none" fo:font-weight="normal" style:font-name-asian="Arial3" style:font-size-asian="14pt" style:font-style-asian="normal" style:font-weight-asian="normal" style:font-name-complex="Arial3" style:font-size-complex="14pt" style:font-style-complex="normal" style:font-weight-complex="normal" style:text-emphasize="none" style:font-relief="none"/>
    </style:style>
    <style:style style:name="T36" style:family="text">
      <style:text-properties fo:color="#000000" loext:opacity="100%" style:text-outline="false" style:text-line-through-style="none" style:text-line-through-type="none" style:text-position="0% 100%" style:font-name="Arial" fo:font-size="14pt" fo:font-style="italic" fo:text-shadow="none" style:text-underline-style="solid" style:text-underline-width="auto" style:text-underline-color="font-color" fo:font-weight="bold" style:font-name-asian="Arial3" style:font-size-asian="14pt" style:font-style-asian="italic" style:font-weight-asian="bold" style:font-name-complex="Arial3" style:font-size-complex="14pt" style:font-style-complex="italic" style:font-weight-complex="bold" style:text-emphasize="none" style:font-relief="none"/>
    </style:style>
    <style:style style:name="T37" style:family="text">
      <style:text-properties fo:color="#000000" loext:opacity="100%" style:text-outline="false" style:text-line-through-style="none" style:text-line-through-type="none" style:text-position="0% 100%" style:font-name="Arial3" fo:font-size="14pt" fo:font-style="normal" fo:text-shadow="none" style:text-underline-style="none" fo:font-weight="normal" style:font-name-asian="Arial3" style:font-size-asian="14pt" style:font-style-asian="normal" style:font-weight-asian="normal" style:font-name-complex="Arial3" style:font-size-complex="14pt" style:font-style-complex="normal" style:font-weight-complex="normal" style:text-emphasize="none" style:font-relief="none"/>
    </style:style>
    <style:style style:name="T38" style:family="text">
      <style:text-properties fo:color="#000000" loext:opacity="100%" style:text-outline="false" style:text-line-through-style="none" style:text-line-through-type="none" style:text-position="0% 100%" style:font-name="Courier New" fo:font-size="14pt" fo:font-style="normal" fo:text-shadow="none" style:text-underline-style="none" fo:font-weight="normal" style:font-name-asian="Arial3" style:font-size-asian="14pt" style:font-style-asian="normal" style:font-weight-asian="normal" style:font-name-complex="Arial3" style:font-size-complex="14pt" style:font-style-complex="normal" style:font-weight-complex="normal" style:text-emphasize="none" style:font-relief="none"/>
    </style:style>
    <style:style style:name="T39" style:family="text">
      <style:text-properties style:font-name="Arial1" fo:font-size="14pt" fo:font-weight="bold" style:font-size-asian="14pt" style:font-weight-asian="bold" style:font-size-complex="14pt" style:font-weight-complex="bold"/>
    </style:style>
    <style:style style:name="T40" style:family="text">
      <style:text-properties fo:color="#000000" loext:opacity="100%" style:text-outline="false" style:text-line-through-style="none" style:text-line-through-type="none" style:text-position="0% 100%" style:font-name="Courier New1" fo:font-size="14pt" fo:font-style="normal" fo:text-shadow="none" style:text-underline-style="none" fo:font-weight="normal" style:font-name-asian="Arial3" style:font-size-asian="14pt" style:font-style-asian="normal" style:font-weight-asian="normal" style:font-name-complex="Arial3" style:font-size-complex="14pt" style:font-style-complex="normal" style:font-weight-complex="normal" style:text-emphasize="none" style:font-relief="none"/>
    </style:style>
    <style:style style:name="T41" style:family="text">
      <style:text-properties fo:color="#000000" loext:opacity="100%" style:text-outline="false" style:text-line-through-style="none" style:text-line-through-type="none" style:text-position="0% 100%" style:font-name="Arial1" fo:font-size="14pt" fo:font-style="normal" fo:text-shadow="none" style:text-underline-style="none" fo:font-weight="normal" style:font-name-asian="Arial3" style:font-size-asian="14pt" style:font-style-asian="normal" style:font-weight-asian="normal" style:font-name-complex="Arial3" style:font-size-complex="14pt" style:font-style-complex="normal" style:font-weight-complex="normal" style:text-emphasize="none" style:font-relief="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Dashed_20__28_var_29__20_3" svg:stroke-width="0.05in" svg:stroke-color="#ff0000" draw:marker-start="" draw:marker-start-width="0.1098in" draw:marker-start-center="false" draw:marker-end="Arrow" draw:marker-end-width="0.1098in" draw:marker-end-center="false" draw:stroke-linejoin="miter" draw:fill="none" draw:fill-color="#ffffff" draw:textarea-horizontal-align="left" draw:textarea-vertical-align="top" draw:auto-grow-height="false" fo:padding-top="0.0626in" fo:padding-bottom="0.0626in" fo:padding-left="0.1098in" fo:padding-right="0.1098in" fo:wrap-option="wrap" draw:shadow="hidden" draw:shadow-offset-x="0.1181in" draw:shadow-offset-y="0.1181in" draw:shadow-color="#000000"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5in" svg:stroke-color="#ff0000" draw:marker-start="" draw:marker-start-width="0.0902in" draw:marker-start-center="false" draw:marker-end="Arrow" draw:marker-end-width="0.1098in" draw:marker-end-center="false" draw:stroke-linejoin="round" draw:fill="none" draw:fill-color="#009999" draw:textarea-horizontal-align="left" draw:textarea-vertical-align="top" draw:auto-grow-height="false" fo:min-height="0.122in" fo:min-width="3.0409in" fo:padding-top="0.0626in" fo:padding-bottom="0.0626in" fo:padding-left="0.1098in" fo:padding-right="0.1098in" fo:wrap-option="wrap" draw:shadow="hidden" draw:shadow-offset-x="0.1181in" draw:shadow-offset-y="0.1181in" draw:shadow-color="#000000"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5in" svg:stroke-color="#ff0000" draw:marker-start="" draw:marker-start-width="0.1098in" draw:marker-start-center="false" draw:marker-end="" draw:marker-end-width="0.1098in" draw:marker-end-center="false" draw:stroke-linejoin="miter" draw:fill="solid" draw:fill-color="#ffffff" draw:textarea-horizontal-align="justify" draw:textarea-vertical-align="top" draw:auto-grow-height="true" fo:min-height="0in" fo:min-width="0in" fo:padding-top="0.061in" fo:padding-bottom="0.061in" fo:padding-left="0.1118in" fo:padding-right="0.1118in" fo:wrap-option="no-wrap" draw:shadow="hidden" draw:shadow-offset-x="0.1181in" draw:shadow-offset-y="0.1181in" draw:shadow-color="#00000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05in" svg:stroke-color="#ff0000" draw:marker-start="" draw:marker-start-width="0.1098in" draw:marker-start-center="false" draw:marker-end="" draw:marker-end-width="0.1098in" draw:marker-end-center="false" draw:stroke-linejoin="miter" draw:fill="solid" draw:fill-color="#ffffff" draw:textarea-horizontal-align="justify" draw:textarea-vertical-align="top" draw:auto-grow-height="true" fo:min-height="0in" fo:min-width="0in" fo:padding-top="0.061in" fo:padding-bottom="0.061in" fo:padding-left="0.1118in" fo:padding-right="0.1118in" fo:wrap-option="wrap" draw:shadow="hidden" draw:shadow-offset-x="0.1181in" draw:shadow-offset-y="0.1181in" draw:shadow-color="#00000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width="0.05in" svg:stroke-color="#ff0000" draw:marker-start="" draw:marker-start-width="0.1098in" draw:marker-start-center="false" draw:marker-end="Arrow" draw:marker-end-width="0.1098in" draw:marker-end-center="false" draw:stroke-linejoin="miter" draw:fill="none" draw:fill-color="#ffffff" draw:textarea-horizontal-align="left" draw:textarea-vertical-align="top" draw:auto-grow-height="false" fo:padding-top="0.0626in" fo:padding-bottom="0.0626in" fo:padding-left="0.1098in" fo:padding-right="0.1098in" fo:wrap-option="wrap" draw:shadow="hidden" draw:shadow-offset-x="0.1181in" draw:shadow-offset-y="0.1181in" draw:shadow-color="#000000" style:run-through="foreground"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402in" svg:stroke-color="#ff3333" draw:marker-start="Rounded_20_short_20_Arrow" draw:marker-start-width="0.1402in" draw:marker-end="" draw:marker-end-width="0.1984in" draw:fill="solid" draw:fill-color="#ff3333"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028in" svg:stroke-color="#ff0000" draw:marker-start="" draw:marker-start-width="0.1181in" draw:marker-start-center="false" draw:marker-end="" draw:marker-end-width="0.1181in" draw:marker-end-center="false" draw:stroke-linejoin="miter" draw:fill="solid" draw:fill-color="#ffffff" draw:textarea-horizontal-align="justify" draw:textarea-vertical-align="top" draw:auto-grow-height="true" fo:min-height="0in" fo:min-width="0in" fo:padding-top="0.0508in" fo:padding-bottom="0.0508in" fo:padding-left="0.1008in" fo:padding-right="0.1008in" fo:wrap-option="no-wrap" draw:shadow="hidden" draw:shadow-offset-x="0.1181in" draw:shadow-offset-y="0.1181in" draw:shadow-color="#00000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28">66</text:span>. <text:span text:style-name="T1">Friends</text:span></text:p>
      <text:p text:style-name="Standard"/>
      <text:p text:style-name="P13">Objectives</text:p>
      <text:p text:style-name="P8"/>
      <text:list xml:id="list4158597941" text:style-name="L1">
        <text:list-item>
          <text:p text:style-name="P42"><text:span text:style-name="T30">Make a function a</text:span> friend <text:span text:style-name="T30">of a class</text:span></text:p>
        </text:list-item>
        <text:list-item>
          <text:p text:style-name="P44">Make a method a friend of a class</text:p>
        </text:list-item>
        <text:list-item>
          <text:p text:style-name="P42"><text:span text:style-name="T30">Make s class a friend of a class</text:span></text:p>
        </text:list-item>
      </text:list>
      <text:p text:style-name="P40"/>
      <text:p text:style-name="P38">Friend <text:span text:style-name="T29">f</text:span>unction</text:p>
      <text:p text:style-name="Standard"/>
      <text:p text:style-name="P11"><text:span text:style-name="T3">You can include the prototype of a function inside the class declaration to make it a </text:span><text:span text:style-name="T14">friend. </text:span></text:p>
      <text:p text:style-name="P27"/>
      <text:p text:style-name="P18">The friend function will then have direct access to private members of the class. This is done usually for <text:span text:style-name="T27">efficiency</text:span>. </text:p>
      <text:p text:style-name="P18"/>
      <text:p text:style-name="P18">You can put the friend function in the private or the public section – no difference.</text:p>
      <text:p text:style-name="Standard"/>
      <text:p text:style-name="P14">Consider the following <text:span text:style-name="T1">example</text:span>:</text:p>
      <table:table table:name="Table1" table:style-name="Table1">
        <table:table-column table:style-name="Table1.A"/>
        <table:table-row table:style-name="TableLine3020486958720">
          <table:table-cell table:style-name="Table1.A1" office:value-type="string">
            <text:p text:style-name="P21">class C</text:p>
            <text:p text:style-name="P21">{</text:p>
            <text:p text:style-name="P20">public:</text:p>
            <text:p text:style-name="P4"><text:span text:style-name="T8"><text:s text:c="4"/>C(int </text:span><text:span text:style-name="T10">x</text:span><text:span text:style-name="T8">):</text:span></text:p>
            <text:p text:style-name="P4"><text:span text:style-name="T8"><text:s text:c="8"/>x_(</text:span><text:span text:style-name="T10">x</text:span><text:span text:style-name="T8">)</text:span></text:p>
            <text:p text:style-name="P22"><text:s text:c="4"/>{}</text:p>
            <text:p text:style-name="P22"/>
            <text:p text:style-name="P2"><draw:line text:anchor-type="paragraph" draw:z-index="1" draw:name="Shape1" draw:style-name="gr6" draw:text-style-name="P50" svg:x1="2.102in" svg:y1="0.2189in" svg:x2="3.3756in" svg:y2="0.776in"><text:p/></draw:line><text:span text:style-name="T8"><text:s text:c="4"/></text:span><text:span text:style-name="T16">friend</text:span><text:span text:style-name="T8"> void f(C c);</text:span></text:p>
            <text:p text:style-name="P20"/>
            <text:p text:style-name="P20">private:</text:p>
            <text:p text:style-name="P20"><draw:custom-shape text:anchor-type="paragraph" draw:z-index="0" draw:name="Shape2" draw:style-name="gr7" draw:text-style-name="P48" svg:width="2.0378in" svg:height="0.5689in" svg:x="3.3756in" svg:y="0.1173in"><text:p text:style-name="P47"><text:span text:style-name="T40">f</text:span><text:span text:style-name="T41"> can access private </text:span></text:p><text:p text:style-name="P47"><text:span text:style-name="T41">members of </text:span><text:span text:style-name="T40">c</text:span></text:p><draw:enhanced-geometry svg:viewBox="0 0 21600 21600" draw:type="rectangle" draw:enhanced-path="M 0 0 L 21600 0 21600 21600 0 21600 0 0 Z N"/></draw:custom-shape><text:s text:c="4"/>int x_;</text:p>
            <text:p text:style-name="P20">};</text:p>
            <text:p text:style-name="P2"/>
            <text:p text:style-name="P20"><draw:line text:anchor-type="paragraph" draw:z-index="2" draw:name="Shape3" draw:style-name="gr6" draw:text-style-name="P50" svg:x1="1.8189in" svg:y1="0.3402in" svg:x2="3.376in" svg:y2="0.0681in"><text:p/></draw:line>void f(C c) </text:p>
            <text:p text:style-name="P21">{</text:p>
            <text:p text:style-name="P3"><text:span text:style-name="T8"><text:s text:c="4"/>std::cout &lt;&lt; </text:span><text:span text:style-name="T16">c.x_</text:span><text:span text:style-name="T8"> &lt;&lt; '\n';</text:span></text:p>
            <text:p text:style-name="P21">}</text:p>
            <text:p text:style-name="P2"/>
            <text:p text:style-name="P20">int main()</text:p>
            <text:p text:style-name="P20">{ </text:p>
            <text:p text:style-name="P20"><text:s text:c="4"/>C c(23); </text:p>
            <text:p text:style-name="P20"><text:s text:c="4"/>f(c);</text:p>
            <text:p text:style-name="P20"/>
            <text:p text:style-name="P2"><text:span text:style-name="T8"><text:s text:c="4"/></text:span><text:span text:style-name="T9">return 0;</text:span></text:p>
            <text:p text:style-name="P20">}</text:p>
          </table:table-cell>
        </table:table-row>
      </table:table>
      <text:p text:style-name="Standard"/>
      <text:p text:style-name="Standard"/>
      <text:p text:style-name="P31">Exercise. <text:span text:style-name="T22">Look at your </text:span><text:span text:style-name="T25">Date</text:span><text:span text:style-name="T22"> class. Make </text:span><text:span text:style-name="T25">operator&lt;&lt;(std::ostream &amp;, const Date &amp;)</text:span><text:span text:style-name="T22"> a friend of </text:span><text:span text:style-name="T25">Date</text:span><text:span text:style-name="T22"> and rewrite it such that it accesses the private members of </text:span><text:span text:style-name="T25">Date</text:span><text:span text:style-name="T22"> directly.</text:span></text:p>
      <text:p text:style-name="P36"/>
      <text:p text:style-name="P36"/>
      <text:p text:style-name="P32"><text:span text:style-name="T22">I</text:span><text:span text:style-name="T21">n general, friend functions break information hiding since the intention is for the friend function to directly access private member variables or directly call private member fun</text:span><text:span text:style-name="T23">c</text:span><text:span text:style-name="T21">tions. Therefore you should </text:span><text:span text:style-name="T26">limit</text:span><text:span text:style-name="T21"> the use of </text:span><text:span text:style-name="T24">friend</text:span><text:span text:style-name="T21">.</text:span></text:p>
      <text:p text:style-name="P37"/>
      <text:p text:style-name="P33"><text:span text:style-name="T21">It’s OK if the function is a function that is considered an integral part of </text:span><text:soft-page-break/><text:span text:style-name="T21">the class you are writing. But you definitely do NOT want to make a function a friend if the function is not part of the class. For instance if one of your team mates (in a software project) says “Hey, can you please make this function I’m writing a friend of your class?” you should probably say “No!” </text:span></text:p>
      <text:p text:style-name="P37"/>
      <text:p text:style-name="P37"/>
      <text:p text:style-name="P38">Friend <text:span text:style-name="T29">m</text:span>ember <text:span text:style-name="T29">f</text:span>unction</text:p>
      <text:p text:style-name="P15"/>
      <text:p text:style-name="P11"><text:span text:style-name="T3">You can </text:span><text:span text:style-name="T4">also make a member function of a different class, i.e., a method of a different class, a friend of the current class.</text:span></text:p>
      <text:p text:style-name="P27"/>
      <text:p text:style-name="P15"><text:span text:style-name="T15">For </text:span><text:span text:style-name="T1">example:</text:span></text:p>
      <table:table table:name="Table29" table:style-name="Table29">
        <table:table-column table:style-name="Table29.A"/>
        <table:table-row table:style-name="TableLine3020565736432">
          <table:table-cell table:style-name="Table29.A1" office:value-type="string">
            <text:p text:style-name="P21">class C</text:p>
            <text:p text:style-name="P21">{</text:p>
            <text:p text:style-name="P21">public:</text:p>
            <text:p text:style-name="P21"><text:s text:c="4"/>...</text:p>
            <text:p text:style-name="P21"><draw:line text:anchor-type="paragraph" draw:z-index="4" draw:name="Shape4" draw:style-name="gr6" draw:text-style-name="P50" svg:x1="1.3661in" svg:y1="0.0807in" svg:x2="3.3118in" svg:y2="0.3724in"><text:p/></draw:line><text:s text:c="4"/>void f(C c);</text:p>
            <text:p text:style-name="P21"><draw:custom-shape text:anchor-type="paragraph" draw:z-index="3" draw:name="Shape5" draw:style-name="gr7" draw:text-style-name="P52" svg:width="2.635in" svg:height="0.8024in" svg:x="3.3118in" svg:y="0.152in"><text:p text:style-name="P51"><text:span text:style-name="T40">C</text:span><text:span text:style-name="T41">'s method </text:span><text:span text:style-name="T40">f</text:span><text:span text:style-name="T41"> is a friend of D</text:span></text:p><text:p text:style-name="P51"><text:span text:style-name="T41">and can access private</text:span></text:p><text:p text:style-name="P51"><text:span text:style-name="T41">members of </text:span><text:span text:style-name="T40">D</text:span></text:p><draw:enhanced-geometry svg:viewBox="0 0 21600 21600" draw:mirror-vertical="false" draw:mirror-horizontal="false" draw:type="rectangle" draw:enhanced-path="M 0 0 L 21600 0 21600 21600 0 21600 0 0 Z N"/></draw:custom-shape><text:s text:c="4"/>...</text:p>
            <text:p text:style-name="P21">};</text:p>
            <text:p text:style-name="P21"/>
            <text:p text:style-name="P3"><text:span text:style-name="T8">class </text:span><text:span text:style-name="T10">D</text:span></text:p>
            <text:p text:style-name="P21">{</text:p>
            <text:p text:style-name="P21"><draw:line text:anchor-type="paragraph" draw:z-index="5" draw:name="Shape6" draw:style-name="gr6" draw:text-style-name="P50" svg:x1="2.0602in" svg:y1="0.3898in" svg:x2="3.3118in" svg:y2="0.0654in"><text:p/></draw:line>public:</text:p>
            <text:p text:style-name="P21"><text:s text:c="4"/>...</text:p>
            <text:p text:style-name="P3"><text:span text:style-name="T8"><text:s text:c="4"/></text:span><text:span text:style-name="T9">friend void C::</text:span><text:span text:style-name="T8">f(C);</text:span></text:p>
            <text:p text:style-name="P21"><text:s text:c="4"/>...</text:p>
            <text:p text:style-name="P21">};</text:p>
            <text:p text:style-name="P21"/>
          </table:table-cell>
        </table:table-row>
      </table:table>
      <text:p text:style-name="P41"/>
      <text:p text:style-name="P39">Friend <text:span text:style-name="T29">classes</text:span></text:p>
      <text:p text:style-name="P26"/>
      <text:p text:style-name="P10"><text:span text:style-name="T17">You can make </text:span><text:span text:style-name="T14">all</text:span><text:span text:style-name="T17"> the methods of a class friends </text:span><text:span text:style-name="T19">to</text:span><text:span text:style-name="T17"> another class. </text:span><text:span text:style-name="T19">The class with the methods is then called a friend class to the other class.</text:span></text:p>
      <text:p text:style-name="P30"/>
      <text:p text:style-name="P10"><text:span text:style-name="T3">Make one class </text:span><text:span text:style-name="T5">a</text:span><text:span text:style-name="T3"> friend of another only when they create objects which are conceptually related.</text:span></text:p>
      <text:p text:style-name="P19"/>
      <text:p text:style-name="P16"><text:span text:style-name="T18">E</text:span><text:span text:style-name="T17">xample:</text:span></text:p>
      <table:table table:name="Table56" table:style-name="Table56">
        <table:table-column table:style-name="Table56.A"/>
        <table:table-row table:style-name="TableLine3020565740784">
          <table:table-cell table:style-name="Table56.A1" office:value-type="string">
            <text:p text:style-name="P22">class D</text:p>
            <text:p text:style-name="P22">{</text:p>
            <text:p text:style-name="P22">public:</text:p>
            <text:p text:style-name="P4"><text:span text:style-name="T8"><text:s text:c="4"/>D(int </text:span><text:span text:style-name="T10">y</text:span><text:span text:style-name="T8">)</text:span></text:p>
            <text:p text:style-name="P4"><text:span text:style-name="T8"><text:s text:c="8"/>: y_(</text:span><text:span text:style-name="T10">y</text:span><text:span text:style-name="T8">)</text:span></text:p>
            <text:p text:style-name="P22"><text:s text:c="4"/>{}</text:p>
            <text:p text:style-name="P22"/>
            <text:p text:style-name="P2"><draw:line text:anchor-type="paragraph" draw:z-index="7" draw:name="Shape7" draw:style-name="gr6" draw:text-style-name="P50" svg:x1="2.1075in" svg:y1="0.0909in" svg:x2="3.5976in" svg:y2="0.7508in"><text:p/></draw:line><text:span text:style-name="T8"><text:s text:c="4"/></text:span><text:span text:style-name="T16">friend class C;</text:span></text:p>
            <text:p text:style-name="P28"/>
            <text:p text:style-name="P22">private:</text:p>
            <text:p text:style-name="P22"><text:s text:c="4"/>int y_;</text:p>
            <text:p text:style-name="P20"><draw:custom-shape text:anchor-type="paragraph" draw:z-index="6" draw:name="Shape8" draw:style-name="gr7" draw:text-style-name="P48" svg:width="2.4362in" svg:height="0.5689in" svg:x="3.598in" svg:y="0.0118in"><text:p text:style-name="P47"><text:span text:style-name="T40">f</text:span><text:span text:style-name="T41"> and </text:span><text:span text:style-name="T40">g</text:span><text:span text:style-name="T41"> both have access</text:span></text:p><text:p text:style-name="P47"><text:span text:style-name="T41">to private members of </text:span><text:span text:style-name="T40">D</text:span></text:p><draw:enhanced-geometry svg:viewBox="0 0 21600 21600" draw:mirror-vertical="false" draw:mirror-horizontal="false" draw:type="rectangle" draw:enhanced-path="M 0 0 L 21600 0 21600 21600 0 21600 0 0 Z N"/></draw:custom-shape>};</text:p>
            <text:p text:style-name="P2"/>
            <text:p text:style-name="P22">class C</text:p>
            <text:p text:style-name="P22"><draw:line text:anchor-type="paragraph" draw:z-index="9" draw:name="Shape9" draw:style-name="gr6" draw:text-style-name="P50" svg:x1="2.9075in" svg:y1="1.4941in" svg:x2="4.6646in" svg:y2="0.1075in"><text:p/></draw:line><draw:line text:anchor-type="paragraph" draw:z-index="8" draw:name="Shape10" draw:style-name="gr6" draw:text-style-name="P50" svg:x1="2.9075in" svg:y1="0.6472in" svg:x2="3.8512in" svg:y2="0.1075in"><text:p/></draw:line>{</text:p>
            <text:p text:style-name="P20">public:</text:p>
            <text:p text:style-name="P4"><text:span text:style-name="T13"><text:s text:c="4"/></text:span><text:span text:style-name="T8">void f(D d)</text:span></text:p>
            <text:p text:style-name="P22"><text:s text:c="4"/>{</text:p>
            <text:p text:style-name="P4"><text:span text:style-name="T8"><text:s text:c="8"/>std::cout &lt;&lt; "f: " &lt;&lt; </text:span><text:span text:style-name="T16">d.y_</text:span><text:span text:style-name="T8"> &lt;&lt; '\n';</text:span></text:p>
            <text:p text:style-name="P22"><text:s text:c="4"/>}</text:p>
            <text:p text:style-name="P25"/>
            <text:p text:style-name="P4"><text:span text:style-name="T13"><text:s text:c="4"/></text:span><text:span text:style-name="T8">void g(D d)</text:span></text:p>
            <text:p text:style-name="P22"><text:s text:c="4"/>{</text:p>
            <text:p text:style-name="P4"><text:span text:style-name="T8"><text:s text:c="8"/>std::cout &lt;&lt; "g: " &lt;&lt; </text:span><text:span text:style-name="T16">d.y_</text:span><text:span text:style-name="T8"> &lt;&lt; '\n';</text:span></text:p>
            <text:p text:style-name="P22"><text:s text:c="4"/>}</text:p>
            <text:p text:style-name="P20">};</text:p>
            <text:p text:style-name="P2"/>
            <text:p text:style-name="P22">int main()</text:p>
            <text:p text:style-name="P22">{</text:p>
            <text:p text:style-name="P4"><text:span text:style-name="T13"><text:s text:c="4"/></text:span><text:span text:style-name="T8">D d(42);</text:span></text:p>
            <text:p text:style-name="P22"><text:s text:c="4"/>C c;</text:p>
            <text:p text:style-name="P4"><text:span text:style-name="T13"><text:s text:c="4"/></text:span><text:span text:style-name="T8">c.f(d);</text:span></text:p>
            <text:p text:style-name="P22"><text:s text:c="4"/>c.g(d);</text:p>
            <text:p text:style-name="P22"/>
            <text:p text:style-name="P4"><text:span text:style-name="T8"><text:s text:c="4"/></text:span><text:span text:style-name="T10">return 0;</text:span></text:p>
            <text:p text:style-name="P20">}</text:p>
          </table:table-cell>
        </table:table-row>
      </table:table>
      <text:p text:style-name="P17"/>
      <text:p text:style-name="P17"/>
      <text:p text:style-name="Standard"><text:span text:style-name="T6">You can also make classes </text:span><text:span text:style-name="T7">friends of each other</text:span><text:span text:style-name="T6">. If you want classes to be friends of each other, you need to declare the classes first, and </text:span><text:span text:style-name="T14">then</text:span><text:span text:style-name="T6"> implement the classes.</text:span></text:p>
      <table:table table:name="Table2" table:style-name="Table2">
        <table:table-column table:style-name="Table2.A"/>
        <text:soft-page-break/>
        <table:table-row table:style-name="TableLine3020565744864">
          <table:table-cell table:style-name="Table2.A1" office:value-type="string">
            <text:p text:style-name="P20"><text:span text:style-name="T20">#</text:span>include &lt;iostream&gt;</text:p>
            <text:p text:style-name="P2"/>
            <text:p text:style-name="P20"><draw:line text:anchor-type="paragraph" draw:z-index="10" draw:name="Shape11" draw:style-name="gr5" draw:text-style-name="P45" svg:x1="1.6524in" svg:y1="0.6354in" svg:x2="0.698in" svg:y2="0.0661in"><text:p/></draw:line>class C;</text:p>
            <text:p text:style-name="P2"/>
            <text:p text:style-name="P23">class D</text:p>
            <text:p text:style-name="P23">{</text:p>
            <text:p text:style-name="P23"><draw:custom-shape text:anchor-type="paragraph" draw:z-index="11" draw:name="Shape12" draw:style-name="gr4" draw:text-style-name="P49" svg:width="2.8098in" svg:height="1.9898in" svg:x="1.652in" svg:y="0.0047in"><text:p text:style-name="P47"><text:span text:style-name="T35">… </text:span><text:span text:style-name="T36">or</text:span><text:span text:style-name="T35"> … make sure </text:span></text:p><text:p text:style-name="P47"><text:span text:style-name="T37">“</text:span><text:span text:style-name="T38">friend class C;</text:span><text:span text:style-name="T37">” </text:span><text:span text:style-name="T35">is </text:span></text:p><text:p><text:span text:style-name="T39">before</text:span><text:span text:style-name="T35"> any mention of </text:span><text:span text:style-name="T40">C</text:span><text:span text:style-name="T35">:</text:span></text:p><text:p text:style-name="P47"><text:span text:style-name="T38">...</text:span></text:p><text:p text:style-name="P47"><text:span text:style-name="T38">public:</text:span></text:p><text:p text:style-name="P47"><text:span text:style-name="T38"><text:s text:c="4"/></text:span><text:span text:style-name="T38">friend class C;</text:span></text:p><text:p text:style-name="P47"><text:span text:style-name="T38"><text:s text:c="4"/></text:span><text:span text:style-name="T38">void f(C);</text:span></text:p><text:p text:style-name="P47"><text:span text:style-name="T38">...</text:span></text:p><draw:enhanced-geometry svg:viewBox="0 0 21600 21600" draw:mirror-horizontal="false" draw:mirror-vertical="false" draw:type="rectangle" draw:enhanced-path="M 0 0 L 21600 0 21600 21600 0 21600 0 0 Z N"/></draw:custom-shape>public:</text:p>
            <text:p text:style-name="P23"><text:s text:c="4"/>...</text:p>
            <text:p text:style-name="P23"><text:s text:c="4"/>void f(C);</text:p>
            <text:p text:style-name="P23"><text:s text:c="4"/>friend class C;</text:p>
            <text:p text:style-name="P23"><text:s text:c="4"/>...</text:p>
            <text:p text:style-name="P23">private:</text:p>
            <text:p text:style-name="P23"><text:s text:c="4"/>int x_;</text:p>
            <text:p text:style-name="P20">};</text:p>
            <text:p text:style-name="P2"/>
            <text:p text:style-name="P23">class C</text:p>
            <text:p text:style-name="P23">{</text:p>
            <text:p text:style-name="P23">public:</text:p>
            <text:p text:style-name="P23"><text:s text:c="4"/>...</text:p>
            <text:p text:style-name="P23"><text:s text:c="4"/>void f(D);</text:p>
            <text:p text:style-name="P23"><text:s text:c="4"/>friend class D;</text:p>
            <text:p text:style-name="P23"><text:s text:c="4"/>...</text:p>
            <text:p text:style-name="P23">private:</text:p>
            <text:p text:style-name="P23"><text:s text:c="4"/>int x_;</text:p>
            <text:p text:style-name="P20">};</text:p>
            <text:p text:style-name="P2"/>
            <text:p text:style-name="P23">void D::f(C c)</text:p>
            <text:p text:style-name="P23">{</text:p>
            <text:p text:style-name="P23"><text:s text:c="4"/>std::cout &lt;&lt; c.x_ &lt;&lt; '\n';</text:p>
            <text:p text:style-name="P23">}</text:p>
            <text:p text:style-name="P2"/>
            <text:p text:style-name="P23">void C::f(D d)</text:p>
            <text:p text:style-name="P23">{</text:p>
            <text:p text:style-name="P23"><text:s text:c="4"/>std::cout &lt;&lt; d.x_ &lt;&lt; '\n';</text:p>
            <text:p text:style-name="P23">}</text:p>
            <text:p text:style-name="P2"/>
            <text:p text:style-name="P23">int main()</text:p>
            <text:p text:style-name="P23">{</text:p>
            <text:p text:style-name="P5"><text:span text:style-name="T13"><text:s text:c="4"/></text:span><text:span text:style-name="T8">C c;</text:span></text:p>
            <text:p text:style-name="P23"><text:s text:c="4"/>D d;</text:p>
            <text:p text:style-name="P5"><text:span text:style-name="T13"><text:s text:c="4"/></text:span><text:span text:style-name="T8">c.f(d);</text:span></text:p>
            <text:p text:style-name="P23"><text:s text:c="4"/>d.f(c);</text:p>
            <text:p text:style-name="P23"/>
            <text:p text:style-name="P5"><text:span text:style-name="T8"><text:s text:c="4"/></text:span><text:span text:style-name="T11">return 0;</text:span></text:p>
            <text:p text:style-name="P23">}</text:p>
          </table:table-cell>
        </table:table-row>
      </table:table>
      <text:p text:style-name="P9"/>
      <text:p text:style-name="P9"/>
      <text:p text:style-name="P12">Beware of the following gotcha:</text:p>
      <table:table table:name="Table3" table:style-name="Table3">
        <table:table-column table:style-name="Table3.A"/>
        <table:table-row table:style-name="TableLine3020486996256">
          <table:table-cell table:style-name="Table3.A1" office:value-type="string">
            <text:p text:style-name="P20">#include &lt;iostream&gt;</text:p>
            <text:p text:style-name="P2"/>
            <text:p text:style-name="P20">class C;</text:p>
            <text:p text:style-name="P2"/>
            <text:p text:style-name="P23">class D</text:p>
            <text:p text:style-name="P23">{</text:p>
            <text:p text:style-name="P23"><draw:custom-shape text:anchor-type="paragraph" draw:z-index="12" draw:name="Shape13" draw:style-name="gr3" draw:text-style-name="P48" svg:width="3.2634in" svg:height="1.0567in" svg:x="3.7953in" svg:y="0.1228in"><text:p><text:span text:style-name="T31">ERROR: </text:span><text:span text:style-name="T32">Implementation</text:span><text:span text:style-name="T31"> of </text:span><text:span text:style-name="T33">D::f</text:span><text:span text:style-name="T31"> </text:span></text:p><text:p text:style-name="P47"><text:span text:style-name="T31">requires i</text:span><text:span text:style-name="T34">mplementation</text:span><text:span text:style-name="T31"> of </text:span></text:p><text:p text:style-name="P47"><text:span text:style-name="T33">C</text:span><text:span text:style-name="T31"> objects. So put definition</text:span></text:p><text:p><text:span text:style-name="T31">of </text:span><text:span text:style-name="T33">f</text:span><text:span text:style-name="T31"> </text:span><text:span text:style-name="T32">after</text:span><text:span text:style-name="T31"> </text:span><text:span text:style-name="T33">class C{...};</text:span></text:p><draw:enhanced-geometry svg:viewBox="0 0 21600 21600" draw:type="rectangle" draw:enhanced-path="M 0 0 L 21600 0 21600 21600 0 21600 0 0 Z N"/></draw:custom-shape><text:soft-page-break/>public:</text:p>
            <text:p text:style-name="P23"><text:s text:c="4"/>...</text:p>
            <text:p text:style-name="P23"><text:s text:c="4"/>void f(C);</text:p>
            <text:p text:style-name="P20"><text:s text:c="4"/>friend class C;</text:p>
            <text:p text:style-name="P20"><text:s text:c="4"/>...</text:p>
            <text:p text:style-name="P23">private:</text:p>
            <text:p text:style-name="P23"><text:s text:c="4"/>int x_;</text:p>
            <text:p text:style-name="P20"><draw:polyline text:anchor-type="paragraph" draw:z-index="14" draw:name="Shape15" draw:style-name="gr1" draw:text-style-name="P45" svg:width="2.4201in" svg:height="3.1102in" draw:transform="skewX (-0.0020943951023932) rotate (-1.57341432067289) translate (5.73953726106223in 0.127781131454524in)" svg:viewBox="0 0 6148 7901" draw:points="0,15 6144,0 6148,7901"><text:p/></draw:polyline><draw:custom-shape text:anchor-type="paragraph" draw:z-index="13" draw:name="Shape14" draw:style-name="gr2" draw:text-style-name="P46" svg:width="3.2606in" svg:height="0.2476in" svg:x="1.2472in" svg:y="0.128in"><text:p/><draw:enhanced-geometry svg:viewBox="0 0 1152 769" draw:type="non-primitive" draw:enhanced-path="M 1150 0 L 1151 768 0 768"/></draw:custom-shape>};</text:p>
            <text:p text:style-name="P2"/>
            <text:p text:style-name="P29">void D::f(C c)</text:p>
            <text:p text:style-name="P29">{</text:p>
            <text:p text:style-name="P43"><text:s text:c="4"/>std::cout &lt;&lt; c.x &lt;&lt; '\n';</text:p>
            <text:p text:style-name="P29">}</text:p>
            <text:p text:style-name="P2"/>
            <text:p text:style-name="P24">class C</text:p>
            <text:p text:style-name="P24">{</text:p>
            <text:p text:style-name="P24">public:</text:p>
            <text:p text:style-name="P24"><text:s text:c="4"/>...</text:p>
            <text:p text:style-name="P24"><text:s text:c="4"/>void f(D);</text:p>
            <text:p text:style-name="P20"><text:s text:c="4"/>friend class D;</text:p>
            <text:p text:style-name="P20"><text:s text:c="4"/>...</text:p>
            <text:p text:style-name="P24">private:</text:p>
            <text:p text:style-name="P24"><text:s text:c="4"/>int x_;</text:p>
            <text:p text:style-name="P20">};</text:p>
            <text:p text:style-name="P2"/>
            <text:p text:style-name="P24">void C::f(D d)</text:p>
            <text:p text:style-name="P24">{</text:p>
            <text:p text:style-name="P24"><text:s text:c="4"/>std::cout &lt;&lt; d.x_ &lt;&lt; '\n';</text:p>
            <text:p text:style-name="P24">}</text:p>
            <text:p text:style-name="P2"/>
            <text:p text:style-name="P24">int main()</text:p>
            <text:p text:style-name="P24">{</text:p>
            <text:p text:style-name="P6"><text:span text:style-name="T13"><text:s text:c="4"/></text:span><text:span text:style-name="T8">C c;</text:span></text:p>
            <text:p text:style-name="P24"><text:s text:c="4"/>D d;</text:p>
            <text:p text:style-name="P6"><text:span text:style-name="T12"><text:s text:c="4"/>c</text:span><text:span text:style-name="T8">.f(d);</text:span></text:p>
            <text:p text:style-name="P24"><text:s text:c="4"/>d.f(c);</text:p>
            <text:p text:style-name="P24"/>
            <text:p text:style-name="P6"><text:span text:style-name="T8"><text:s text:c="4"/></text:span><text:span text:style-name="T12">return 0;</text:span></text:p>
            <text:p text:style-name="P24">}</text:p>
          </table:table-cell>
        </table:table-row>
      </table:table>
      <text:p text:style-name="P34"/>
      <text:p text:style-name="P35">The same advice goes for friend classes: Don’t have too many friend classes. It’s OK, you the two classes work hand in hand and <text:s/>are meant to be used together, and especially if you write both of the together. </text:p>
      <text:p text:style-name="P35"/>
      <text:p text:style-name="P35">An example would be a matrix class and a vector class (for those of you who have heard of these terms before). Matrices and vectors for used in physics, engineering, computer graphics, …, you name it. And they are always used together. </text:p>
      <text:p text:style-name="P35"/>
      <text:p text:style-name="P35">A car class and a car engine class can probably be friends to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ce style:name="Lohit Devanagari3" svg:font-family="'Lohit Devanagari'"/>
    <style:font-face style:name="Arial5" svg:font-family="Arial" style:font-family-generic="roman"/>
    <style:font-face style:name="Lohit Devanagari" svg:font-family="'Lohit Devanagari'" style:font-family-generic="roman"/>
    <style:font-face style:name="ARial" svg:font-family="ARial" style:font-family-generic="swiss"/>
    <style:font-face style:name="Arial1" svg:font-family="Arial" style:font-family-generic="swiss"/>
    <style:font-face style:name="Arial4" svg:font-family="Arial" style:font-adornments="Regular" style:font-family-generic="swiss"/>
    <style:font-face style:name="Courier New1" svg:font-family="'Courier New'" style:font-family-generic="modern" style:font-pitch="fixed"/>
    <style:font-face style:name="Arial3" svg:font-family="Arial" style:font-pitch="variable"/>
    <style:font-face style:name="Courier New" svg:font-family="'Courier New'" style:font-pitch="variable"/>
    <style:font-face style:name="Liberation Serif1" svg:font-family="'Liberation Serif'" style:font-pitch="variable"/>
    <style:font-face style:name="Lohit Devanagari2" svg:font-family="'Lohit Devanagari'" style:font-pitch="variable"/>
    <style:font-face style:name="WenQuanYi Zen Hei Sharp1" svg:font-family="'WenQuanYi Zen Hei Sharp'" style:font-pitch="variable"/>
    <style:font-face style:name="Courier New2" svg:font-family="'Courier New'" style:font-family-generic="modern" style:font-pitch="variable"/>
    <style:font-face style:name="Liberation Serif3" svg:font-family="'Liberation Serif'"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marker draw:name="Arrowheads_20_1" draw:display-name="Arrowheads 1" svg:viewBox="0 0 1122 2243" svg:d="M0 2108v17 17l12 42 30 34 38 21 43 4 29-8 30-21 25-26 13-34 343-1532 339 1520 13 42 29 34 39 21 42 4 42-12 34-30 21-42v-39-12l-4 4-440-1998-9-42-25-39-38-25-43-8-42 8-38 25-26 39-8 42z"/>
    <draw:marker draw:name="Rounded_20_short_20_Arrow" draw:display-name="Rounded short Arrow" svg:viewBox="0 0 1013 1130" svg:d="M1009 1050l-449-1008-22-30-29-12-34 12-21 26-449 1012-5 13v8l5 21 12 21 17 13 21 4h903l21-4 21-13 9-21 4-21v-8z"/>
    <draw:stroke-dash draw:name="Dashed_20__28_var_29__20_2" draw:display-name="Dashed (var) 2" draw:style="rect" draw:dots2="1" draw:dots2-length="0.0315in" draw:distance="0.0236in"/>
    <draw:stroke-dash draw:name="Dashed_20__28_var_29__20_3" draw:display-name="Dashed (var) 3" draw:style="rect" draw:dots2="1" draw:dots2-length="0.063in" draw:distance="0.0472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Zen Hei Sharp"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WenQuanYi Zen Hei Sharp"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4" fo:font-family="Arial" style:font-style-name="Regular" style:font-family-generic="swiss" fo:font-size="10pt" style:font-size-asian="10.5pt" style:font-weight-asian="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3"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font-family-complex="'Lohit Devanagari'"/>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5" fo:font-family="Arial" style:font-family-generic="roman"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5" fo:font-family="Arial" style:font-family-generic="roman"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5" fo:font-family="Arial" style:font-family-generic="roman"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5" fo:font-family="Arial" style:font-family-generic="roman"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5" fo:font-family="Arial" style:font-family-generic="roman"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5" fo:font-family="Arial" style:font-family-generic="roman"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5" fo:font-family="Arial" style:font-family-generic="roman"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5" fo:font-family="Arial" style:font-family-generic="roman"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5"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0835in" fo:margin-bottom="0in" style:contextual-spacing="false"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Arial5" fo:font-family="Arial" style:font-family-generic="roman" fo:font-size="24pt" fo:font-style="normal" fo:text-shadow="none" style:text-underline-style="none" fo:font-weight="bold" style:font-name-asian="Tahoma" style:font-family-asian="Tahoma" style:font-family-generic-asian="system" style:font-pitch-asian="variable" style:font-size-asian="2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0693in" fo:margin-bottom="0in" style:contextual-spacing="false" fo:text-align="start" style:justify-single-word="false" fo:text-indent="0in" style:auto-text-indent="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loext:opacity="100%" style:text-outline="false" style:text-line-through-style="none" style:text-line-through-type="none" style:font-name="Arial5" fo:font-family="Arial"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loext:opacity="100%" style:text-outline="false" style:text-line-through-style="none" style:text-line-through-type="none" style:font-name="Arial5"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626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loext:opacity="100%" style:text-outline="false" style:text-line-through-style="none" style:text-line-through-type="none" style:font-name="Arial5"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5"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5"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5"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5"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5"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5" fo:font-family="Arial" style:font-family-generic="roman" fo:font-size="44pt" fo:font-style="normal" fo:text-shadow="none" style:text-underline-style="none" fo:font-weight="normal"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0835in" fo:margin-bottom="0in" style:contextual-spacing="false"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5" fo:font-family="Arial" style:font-family-generic="roman" fo:font-size="24pt" fo:font-style="normal" fo:text-shadow="none" style:text-underline-style="none" fo:font-weight="bold" style:font-name-asian="Tahoma" style:font-family-asian="Tahoma" style:font-family-generic-asian="system" style:font-pitch-asian="variable" style:font-size-asian="2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5" fo:font-family="Arial" style:font-family-generic="roman"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line-through-style="none" style:text-line-through-type="none" style:font-name="Arial5" fo:font-family="Arial" style:font-family-generic="roman"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ffffff" loext:opacity="100%" style:font-name="Lohit Devanagari" fo:font-family="'Lohit Devanagari'" style:font-family-generic="roman"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ffffff" loext:opacity="100%" style:font-name="Lohit Devanagari" fo:font-family="'Lohit Devanagari'"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5" fo:font-family="Arial" style:font-family-generic="roman"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0835in" fo:margin-bottom="0in" style:contextual-spacing="false"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Arial5" fo:font-family="Arial" style:font-family-generic="roman" fo:font-size="24pt" fo:font-style="normal" fo:text-shadow="none" style:text-underline-style="none" fo:font-weight="bold" style:letter-kerning="true" style:font-name-asian="Tahoma" style:font-family-asian="Tahoma" style:font-family-generic-asian="system" style:font-pitch-asian="variable" style:font-size-asian="24pt" style:font-style-asian="normal" style:font-weight-asian="bold"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693in" fo:margin-bottom="0in" style:contextual-spacing="false" fo:text-align="start" style:justify-single-word="false" fo:text-indent="0in" style:auto-text-indent="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loext:opacity="100%" style:text-outline="false" style:text-line-through-style="none" style:text-line-through-type="none" style:font-name="Arial5" fo:font-family="Ari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loext:opacity="100%" style:text-outline="false" style:text-line-through-style="none" style:text-line-through-type="none" style:font-name="Arial5"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626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loext:opacity="100%" style:text-outline="false" style:text-line-through-style="none" style:text-line-through-type="none" style:font-name="Arial5"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5"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5"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5"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5"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5"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1" style:display-name="Title1~LT~Gliederung 1" style:family="paragraph" style:default-outline-level="">
      <style:paragraph-properties fo:margin-left="0in" fo:margin-right="0in" fo:margin-top="0.0835in" fo:margin-bottom="0in" style:contextual-spacing="false"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Arial5" fo:font-family="Arial" style:font-family-generic="roman" fo:font-size="24pt" fo:font-style="normal" fo:text-shadow="none" style:text-underline-style="none" fo:font-weight="bold" style:letter-kerning="true" style:font-name-asian="Tahoma" style:font-family-asian="Tahoma" style:font-family-generic-asian="system" style:font-pitch-asian="variable" style:font-size-asian="2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in" fo:margin-right="0in" fo:margin-top="0.0693in" fo:margin-bottom="0in" style:contextual-spacing="false" fo:text-align="start" style:justify-single-word="false" fo:text-indent="0in" style:auto-text-indent="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loext:opacity="100%" style:text-outline="false" style:text-line-through-style="none" style:text-line-through-type="none" style:font-name="Arial5" fo:font-family="Ari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loext:opacity="100%" style:text-outline="false" style:text-line-through-style="none" style:text-line-through-type="none" style:font-name="Arial5"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0in" fo:margin-right="0in" fo:margin-top="0.0626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loext:opacity="100%" style:text-outline="false" style:text-line-through-style="none" style:text-line-through-type="none" style:font-name="Arial5"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5"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5"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5"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5"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5"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5" fo:font-family="Arial" style:font-family-generic="roman"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in" fo:margin-right="0in" fo:margin-top="0.0835in" fo:margin-bottom="0in" style:contextual-spacing="false"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5" fo:font-family="Arial" style:font-family-generic="roman" fo:font-size="24pt" fo:font-style="normal" fo:text-shadow="none" style:text-underline-style="none" fo:font-weight="bold" style:letter-kerning="true" style:font-name-asian="Tahoma" style:font-family-asian="Tahoma" style:font-family-generic-asian="system" style:font-pitch-asian="variable" style:font-size-asian="2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5" fo:font-family="Arial" style:font-family-generic="roman"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147c3e5"/>
    </style:style>
    <style:style style:name="MT2" style:family="text">
      <style:text-properties officeooo:rsid="013d4191"/>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Standard">C++ (Y. Liow) <text:s text:c="75"/>6<text:span text:style-name="MT1">6</text:span>. <text:span text:style-name="MT1">Friends</text:span></text:p>
      </style:header>
      <style:footer>
        <text:p text:style-name="MP1"><text:page-number text:select-page="current">7</text:page-number><text:s/><text:span text:style-name="MT2">of </text:span><text:span text:style-name="MT2"><text:page-count>7</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3-03T16:30:07.332218759</meta:creation-date>
    <dc:date>2024-03-26T08:28:56.761000000</dc:date>
    <meta:editing-duration>P4DT28M33S</meta:editing-duration>
    <meta:editing-cycles>297</meta:editing-cycles>
    <meta:generator>LibreOffice/7.1.2.2$Windows_X86_64 LibreOffice_project/8a45595d069ef5570103caea1b71cc9d82b2aae4</meta:generator>
    <meta:document-statistic meta:table-count="5" meta:image-count="0" meta:object-count="0" meta:page-count="7" meta:paragraph-count="167" meta:word-count="685" meta:character-count="3774" meta:non-whitespace-character-count="2890"/>
  </office:meta>
</office:document-meta>
</file>